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8.1285in" fo:margin-left="-0.0597in" style:page-number="1" table:align="left" style:writing-mode="lr-tb"/>
    </style:style>
    <style:style style:name="Table1.A" style:family="table-column">
      <style:table-column-properties style:column-width="2.6299in"/>
    </style:style>
    <style:style style:name="Table1.B" style:family="table-column">
      <style:table-column-properties style:column-width="0.1354in"/>
    </style:style>
    <style:style style:name="Table1.C" style:family="table-column">
      <style:table-column-properties style:column-width="2.6139in"/>
    </style:style>
    <style:style style:name="Table1.1" style:family="table-row">
      <style:table-row-properties style:row-height="1in" fo:keep-together="always"/>
    </style:style>
    <style:style style:name="Table1.A1" style:family="table-cell">
      <style:table-cell-properties style:vertical-align="middle" fo:padding-left="0.0597in" fo:padding-right="0.0597in" fo:padding-top="0in" fo:padding-bottom="0in" fo:border="none" style:writing-mode="lr-tb"/>
    </style:style>
    <style:style style:name="Table1.B1" style:family="table-cell">
      <style:table-cell-properties style:vertical-align="top" fo:padding="0in" fo:border-left="none" fo:border-right="none" fo:border-top="1pt solid #ffffff" fo:border-bottom="1pt solid #ffffff" style:writing-mode="lr-tb"/>
    </style:style>
    <style:style style:name="MailMergeTable2017-06-08T15_3a_22_3a_49Z2" style:display-name="MailMergeTable2017-06-08T15:22:49Z2" style:family="table" style:master-page-name="Standard">
      <style:table-properties style:width="8.1285in" fo:margin-left="-0.0597in" style:page-number="1" table:align="left" style:writing-mode="lr-tb"/>
    </style:style>
    <style:style style:name="MailMergeTable2017-06-08T15_3a_22_3a_49Z2.A" style:display-name="MailMergeTable2017-06-08T15:22:49Z2.A" style:family="table-column">
      <style:table-column-properties style:column-width="2.6299in"/>
    </style:style>
    <style:style style:name="MailMergeTable2017-06-08T15_3a_22_3a_49Z2.B" style:display-name="MailMergeTable2017-06-08T15:22:49Z2.B" style:family="table-column">
      <style:table-column-properties style:column-width="0.1354in"/>
    </style:style>
    <style:style style:name="MailMergeTable2017-06-08T15_3a_22_3a_49Z2.C" style:display-name="MailMergeTable2017-06-08T15:22:49Z2.C" style:family="table-column">
      <style:table-column-properties style:column-width="2.6139in"/>
    </style:style>
    <style:style style:name="MailMergeTable2017-06-08T15_3a_22_3a_49Z2.1" style:display-name="MailMergeTable2017-06-08T15:22:49Z2.1" style:family="table-row">
      <style:table-row-properties style:row-height="1in" fo:keep-together="always"/>
    </style:style>
    <style:style style:name="MailMergeTable2017-06-08T15_3a_22_3a_49Z2.A1" style:display-name="MailMergeTable2017-06-08T15:22:49Z2.A1" style:family="table-cell">
      <style:table-cell-properties style:vertical-align="middle" fo:padding-left="0.0597in" fo:padding-right="0.0597in" fo:padding-top="0in" fo:padding-bottom="0in" fo:border="none" style:writing-mode="lr-tb"/>
    </style:style>
    <style:style style:name="MailMergeTable2017-06-08T15_3a_22_3a_49Z2.B1" style:display-name="MailMergeTable2017-06-08T15:22:49Z2.B1" style:family="table-cell">
      <style:table-cell-properties style:vertical-align="top" fo:padding="0in" fo:border-left="none" fo:border-right="none" fo:border-top="1pt solid #ffffff" fo:border-bottom="1pt solid #ffffff" style:writing-mode="lr-tb"/>
    </style:style>
    <style:style style:name="MailMergeTable2017-06-08T15_3a_22_3a_49Z3" style:display-name="MailMergeTable2017-06-08T15:22:49Z3" style:family="table" style:master-page-name="Standard">
      <style:table-properties style:width="8.1285in" fo:margin-left="-0.0597in" style:page-number="1" table:align="left" style:writing-mode="lr-tb"/>
    </style:style>
    <style:style style:name="MailMergeTable2017-06-08T15_3a_22_3a_49Z3.A" style:display-name="MailMergeTable2017-06-08T15:22:49Z3.A" style:family="table-column">
      <style:table-column-properties style:column-width="2.6299in"/>
    </style:style>
    <style:style style:name="MailMergeTable2017-06-08T15_3a_22_3a_49Z3.B" style:display-name="MailMergeTable2017-06-08T15:22:49Z3.B" style:family="table-column">
      <style:table-column-properties style:column-width="0.1354in"/>
    </style:style>
    <style:style style:name="MailMergeTable2017-06-08T15_3a_22_3a_49Z3.C" style:display-name="MailMergeTable2017-06-08T15:22:49Z3.C" style:family="table-column">
      <style:table-column-properties style:column-width="2.6139in"/>
    </style:style>
    <style:style style:name="MailMergeTable2017-06-08T15_3a_22_3a_49Z3.1" style:display-name="MailMergeTable2017-06-08T15:22:49Z3.1" style:family="table-row">
      <style:table-row-properties style:row-height="1in" fo:keep-together="always"/>
    </style:style>
    <style:style style:name="MailMergeTable2017-06-08T15_3a_22_3a_49Z3.A1" style:display-name="MailMergeTable2017-06-08T15:22:49Z3.A1" style:family="table-cell">
      <style:table-cell-properties style:vertical-align="middle" fo:padding-left="0.0597in" fo:padding-right="0.0597in" fo:padding-top="0in" fo:padding-bottom="0in" fo:border="none" style:writing-mode="lr-tb"/>
    </style:style>
    <style:style style:name="MailMergeTable2017-06-08T15_3a_22_3a_49Z3.B1" style:display-name="MailMergeTable2017-06-08T15:22:49Z3.B1" style:family="table-cell">
      <style:table-cell-properties style:vertical-align="top" fo:padding="0in" fo:border-left="none" fo:border-right="none" fo:border-top="1pt solid #ffffff" fo:border-bottom="1pt solid #ffffff" style:writing-mode="lr-tb"/>
    </style:style>
    <style:style style:name="MailMergeTable2017-06-08T15_3a_22_3a_49Z4" style:display-name="MailMergeTable2017-06-08T15:22:49Z4" style:family="table" style:master-page-name="Standard">
      <style:table-properties style:width="8.1285in" fo:margin-left="-0.0597in" style:page-number="1" table:align="left" style:writing-mode="lr-tb"/>
    </style:style>
    <style:style style:name="MailMergeTable2017-06-08T15_3a_22_3a_49Z4.A" style:display-name="MailMergeTable2017-06-08T15:22:49Z4.A" style:family="table-column">
      <style:table-column-properties style:column-width="2.6299in"/>
    </style:style>
    <style:style style:name="MailMergeTable2017-06-08T15_3a_22_3a_49Z4.B" style:display-name="MailMergeTable2017-06-08T15:22:49Z4.B" style:family="table-column">
      <style:table-column-properties style:column-width="0.1354in"/>
    </style:style>
    <style:style style:name="MailMergeTable2017-06-08T15_3a_22_3a_49Z4.C" style:display-name="MailMergeTable2017-06-08T15:22:49Z4.C" style:family="table-column">
      <style:table-column-properties style:column-width="2.6139in"/>
    </style:style>
    <style:style style:name="MailMergeTable2017-06-08T15_3a_22_3a_49Z4.1" style:display-name="MailMergeTable2017-06-08T15:22:49Z4.1" style:family="table-row">
      <style:table-row-properties style:row-height="1in" fo:keep-together="always"/>
    </style:style>
    <style:style style:name="MailMergeTable2017-06-08T15_3a_22_3a_49Z4.A1" style:display-name="MailMergeTable2017-06-08T15:22:49Z4.A1" style:family="table-cell">
      <style:table-cell-properties style:vertical-align="middle" fo:padding-left="0.0597in" fo:padding-right="0.0597in" fo:padding-top="0in" fo:padding-bottom="0in" fo:border="none" style:writing-mode="lr-tb"/>
    </style:style>
    <style:style style:name="MailMergeTable2017-06-08T15_3a_22_3a_49Z4.B1" style:display-name="MailMergeTable2017-06-08T15:22:49Z4.B1" style:family="table-cell">
      <style:table-cell-properties style:vertical-align="top" fo:padding="0in" fo:border-left="none" fo:border-right="none" fo:border-top="1pt solid #ffffff" fo:border-bottom="1pt solid #ffffff" style:writing-mode="lr-tb"/>
    </style:style>
    <style:style style:name="P1" style:family="paragraph" style:parent-style-name="Avery_20_Style_20_1">
      <style:paragraph-properties fo:text-align="center" style:justify-single-word="false" style:snap-to-layout-grid="false"/>
      <style:text-properties style:font-name="Bitstream Charter" fo:font-size="18pt" officeooo:paragraph-rsid="00070a7d" style:font-size-asian="15.75pt" style:font-size-complex="18pt"/>
    </style:style>
    <style:style style:name="P2" style:family="paragraph" style:parent-style-name="Standard">
      <style:paragraph-properties style:snap-to-layout-grid="false"/>
      <style:text-properties officeooo:paragraph-rsid="00070a7d"/>
    </style:style>
    <style:style style:name="P3" style:family="paragraph" style:parent-style-name="Standard">
      <style:paragraph-properties fo:margin-top="0in" fo:margin-bottom="0in" loext:contextual-spacing="false" fo:line-height="0.0138in"/>
      <style:text-properties officeooo:paragraph-rsid="00070a7d"/>
    </style:style>
    <style:style style:name="P4" style:family="paragraph">
      <loext:graphic-properties draw:fill="none" draw:fill-color="#ffffff"/>
      <style:paragraph-properties style:writing-mode="lr-tb"/>
    </style:style>
    <style:style style:name="gr1" style:family="graphic">
      <style:graphic-properties draw:stroke="solid" svg:stroke-width="0.0035in" svg:stroke-color="#bfbfbf" draw:stroke-linejoin="miter" svg:stroke-linecap="square" draw:fill="none" draw:fill-color="#ffffff" draw:textarea-horizontal-align="left" draw:textarea-vertical-align="top" draw:auto-grow-height="false" fo:min-height="0.761in" fo:min-width="2.2244in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Ankit Aggarwal</text:p>
          </table:table-cell>
          <table:table-cell table:style-name="Table1.B1" table:number-rows-spanned="10" office:value-type="string">
            <text:p text:style-name="P2"/>
          </table:table-cell>
          <table:table-cell table:style-name="Table1.A1" office:value-type="string">
            <text:p text:style-name="P1">Jocelyn Baron</text:p>
          </table:table-cell>
          <table:table-cell table:style-name="Table1.B1" table:number-rows-spanned="10" office:value-type="string">
            <text:p text:style-name="P2"/>
          </table:table-cell>
          <table:table-cell table:style-name="Table1.A1" office:value-type="string">
            <text:p text:style-name="P1">Luke Basham</text:p>
          </table:table-cell>
        </table:table-row>
        <table:table-row table:style-name="Table1.1">
          <table:table-cell table:style-name="Table1.A1" office:value-type="string">
            <text:p text:style-name="P1">Bryan Berend</text:p>
          </table:table-cell>
          <table:covered-table-cell/>
          <table:table-cell table:style-name="Table1.A1" office:value-type="string">
            <text:p text:style-name="P1">Casey Bindas</text:p>
          </table:table-cell>
          <table:covered-table-cell/>
          <table:table-cell table:style-name="Table1.A1" office:value-type="string">
            <text:p text:style-name="P1">Gabriel Brison-Trezise</text:p>
          </table:table-cell>
        </table:table-row>
        <table:table-row table:style-name="Table1.1">
          <table:table-cell table:style-name="Table1.A1" office:value-type="string">
            <text:p text:style-name="P1">Jordan Brownstein</text:p>
          </table:table-cell>
          <table:covered-table-cell/>
          <table:table-cell table:style-name="Table1.A1" office:value-type="string">
            <text:p text:style-name="P1">Harris Bunker</text:p>
          </table:table-cell>
          <table:covered-table-cell/>
          <table:table-cell table:style-name="Table1.A1" office:value-type="string">
            <text:p text:style-name="P1">William Busse</text:p>
          </table:table-cell>
        </table:table-row>
        <table:table-row table:style-name="Table1.1">
          <table:table-cell table:style-name="Table1.A1" office:value-type="string">
            <text:p text:style-name="P1">Chris Butler</text:p>
          </table:table-cell>
          <table:covered-table-cell/>
          <table:table-cell table:style-name="Table1.A1" office:value-type="string">
            <text:p text:style-name="P1">Rob Carson</text:p>
          </table:table-cell>
          <table:covered-table-cell/>
          <table:table-cell table:style-name="Table1.A1" office:value-type="string">
            <text:p text:style-name="P1">Michael Cheyne</text:p>
          </table:table-cell>
        </table:table-row>
        <table:table-row table:style-name="Table1.1">
          <table:table-cell table:style-name="Table1.A1" office:value-type="string">
            <text:p text:style-name="P1">Naveed Chowdhury</text:p>
          </table:table-cell>
          <table:covered-table-cell/>
          <table:table-cell table:style-name="Table1.A1" office:value-type="string">
            <text:p text:style-name="P1">Calvin Chu</text:p>
          </table:table-cell>
          <table:covered-table-cell/>
          <table:table-cell table:style-name="Table1.A1" office:value-type="string">
            <text:p text:style-name="P1">Ben Dillon</text:p>
          </table:table-cell>
        </table:table-row>
        <table:table-row table:style-name="Table1.1">
          <table:table-cell table:style-name="Table1.A1" office:value-type="string">
            <text:p text:style-name="P1">Bryn Douglass</text:p>
          </table:table-cell>
          <table:covered-table-cell/>
          <table:table-cell table:style-name="Table1.A1" office:value-type="string">
            <text:p text:style-name="P1">Eric Douglass</text:p>
          </table:table-cell>
          <table:covered-table-cell/>
          <table:table-cell table:style-name="Table1.A1" office:value-type="string">
            <text:p text:style-name="P1">Ian Drayer</text:p>
          </table:table-cell>
        </table:table-row>
        <table:table-row table:style-name="Table1.1">
          <table:table-cell table:style-name="Table1.A1" office:value-type="string">
            <text:p text:style-name="P1">Wes Eddings</text:p>
          </table:table-cell>
          <table:covered-table-cell/>
          <table:table-cell table:style-name="Table1.A1" office:value-type="string">
            <text:p text:style-name="P1">Thomas Egan</text:p>
          </table:table-cell>
          <table:covered-table-cell/>
          <table:table-cell table:style-name="Table1.A1" office:value-type="string">
            <text:p text:style-name="P1">Stephen Eltinge</text:p>
          </table:table-cell>
        </table:table-row>
        <table:table-row table:style-name="Table1.1">
          <table:table-cell table:style-name="Table1.A1" office:value-type="string">
            <text:p text:style-name="P1">Mike Etzkorn</text:p>
          </table:table-cell>
          <table:covered-table-cell/>
          <table:table-cell table:style-name="Table1.A1" office:value-type="string">
            <text:p text:style-name="P1">Andrew Feist</text:p>
          </table:table-cell>
          <table:covered-table-cell/>
          <table:table-cell table:style-name="Table1.A1" office:value-type="string">
            <text:p text:style-name="P1">Adam Fine</text:p>
          </table:table-cell>
        </table:table-row>
        <table:table-row table:style-name="Table1.1">
          <table:table-cell table:style-name="Table1.A1" office:value-type="string">
            <text:p text:style-name="P1">Brad Fischer</text:p>
          </table:table-cell>
          <table:covered-table-cell/>
          <table:table-cell table:style-name="Table1.A1" office:value-type="string">
            <text:p text:style-name="P1">Auroni Gupta</text:p>
          </table:table-cell>
          <table:covered-table-cell/>
          <table:table-cell table:style-name="Table1.A1" office:value-type="string">
            <text:p text:style-name="P1">Charles Hang</text:p>
          </table:table-cell>
        </table:table-row>
        <table:table-row table:style-name="Table1.1">
          <table:table-cell table:style-name="Table1.A1" office:value-type="string">
            <text:p text:style-name="P1">Saul Hankin</text:p>
          </table:table-cell>
          <table:covered-table-cell/>
          <table:table-cell table:style-name="Table1.A1" office:value-type="string">
            <text:p text:style-name="P1">Michael Hausinger</text:p>
          </table:table-cell>
          <table:covered-table-cell/>
          <table:table-cell table:style-name="Table1.A1" office:value-type="string">
            <text:p text:style-name="P1">Henry Hawthorn</text:p>
          </table:table-cell>
        </table:table-row>
      </table:table>
      <text:p text:style-name="P3"/>
      <table:table table:name="MailMergeTable2017-06-08T15:22:49Z2" table:style-name="MailMergeTable2017-06-08T15_3a_22_3a_49Z2">
        <table:table-column table:style-name="MailMergeTable2017-06-08T15_3a_22_3a_49Z2.A"/>
        <table:table-column table:style-name="MailMergeTable2017-06-08T15_3a_22_3a_49Z2.B"/>
        <table:table-column table:style-name="MailMergeTable2017-06-08T15_3a_22_3a_49Z2.C"/>
        <table:table-column table:style-name="MailMergeTable2017-06-08T15_3a_22_3a_49Z2.B"/>
        <table:table-column table:style-name="MailMergeTable2017-06-08T15_3a_22_3a_49Z2.C"/>
        <table:table-row table:style-name="MailMergeTable2017-06-08T15_3a_22_3a_49Z2.1">
          <table:table-cell table:style-name="MailMergeTable2017-06-08T15_3a_22_3a_49Z2.A1" office:value-type="string">
            <text:p text:style-name="P1">Ryan Humphrey</text:p>
          </table:table-cell>
          <table:table-cell table:style-name="MailMergeTable2017-06-08T15_3a_22_3a_49Z2.B1" table:number-rows-spanned="10" office:value-type="string">
            <text:p text:style-name="P2"/>
          </table:table-cell>
          <table:table-cell table:style-name="MailMergeTable2017-06-08T15_3a_22_3a_49Z2.A1" office:value-type="string">
            <text:p text:style-name="P1">James Humphrey</text:p>
          </table:table-cell>
          <table:table-cell table:style-name="MailMergeTable2017-06-08T15_3a_22_3a_49Z2.B1" table:number-rows-spanned="10" office:value-type="string">
            <text:p text:style-name="P2"/>
          </table:table-cell>
          <table:table-cell table:style-name="MailMergeTable2017-06-08T15_3a_22_3a_49Z2.A1" office:value-type="string">
            <text:p text:style-name="P1">Mike Hundley</text:p>
          </table:table-cell>
        </table:table-row>
        <table:table-row table:style-name="MailMergeTable2017-06-08T15_3a_22_3a_49Z2.1">
          <table:table-cell table:style-name="MailMergeTable2017-06-08T15_3a_22_3a_49Z2.A1" office:value-type="string">
            <text:p text:style-name="P1">Greg Irwin</text:p>
          </table:table-cell>
          <table:covered-table-cell/>
          <table:table-cell table:style-name="MailMergeTable2017-06-08T15_3a_22_3a_49Z2.A1" office:value-type="string">
            <text:p text:style-name="P1">Peter Jiang</text:p>
          </table:table-cell>
          <table:covered-table-cell/>
          <table:table-cell table:style-name="MailMergeTable2017-06-08T15_3a_22_3a_49Z2.A1" office:value-type="string">
            <text:p text:style-name="P1">Ike Jose</text:p>
          </table:table-cell>
        </table:table-row>
        <table:table-row table:style-name="MailMergeTable2017-06-08T15_3a_22_3a_49Z2.1">
          <table:table-cell table:style-name="MailMergeTable2017-06-08T15_3a_22_3a_49Z2.A1" office:value-type="string">
            <text:p text:style-name="P1">Farah Kabir</text:p>
          </table:table-cell>
          <table:covered-table-cell/>
          <table:table-cell table:style-name="MailMergeTable2017-06-08T15_3a_22_3a_49Z2.A1" office:value-type="string">
            <text:p text:style-name="P1">Gaurav Kandlikar</text:p>
          </table:table-cell>
          <table:covered-table-cell/>
          <table:table-cell table:style-name="MailMergeTable2017-06-08T15_3a_22_3a_49Z2.A1" office:value-type="string">
            <text:p text:style-name="P1">Nicholas Karas</text:p>
          </table:table-cell>
        </table:table-row>
        <table:table-row table:style-name="MailMergeTable2017-06-08T15_3a_22_3a_49Z2.1">
          <table:table-cell table:style-name="MailMergeTable2017-06-08T15_3a_22_3a_49Z2.A1" office:value-type="string">
            <text:p text:style-name="P1">Adekemi Kasalia</text:p>
          </table:table-cell>
          <table:covered-table-cell/>
          <table:table-cell table:style-name="MailMergeTable2017-06-08T15_3a_22_3a_49Z2.A1" office:value-type="string">
            <text:p text:style-name="P1">Clare Keenan</text:p>
          </table:table-cell>
          <table:covered-table-cell/>
          <table:table-cell table:style-name="MailMergeTable2017-06-08T15_3a_22_3a_49Z2.A1" office:value-type="string">
            <text:p text:style-name="P1">Athena Kern</text:p>
          </table:table-cell>
        </table:table-row>
        <table:table-row table:style-name="MailMergeTable2017-06-08T15_3a_22_3a_49Z2.1">
          <table:table-cell table:style-name="MailMergeTable2017-06-08T15_3a_22_3a_49Z2.A1" office:value-type="string">
            <text:p text:style-name="P1">Aseem Keyal</text:p>
          </table:table-cell>
          <table:covered-table-cell/>
          <table:table-cell table:style-name="MailMergeTable2017-06-08T15_3a_22_3a_49Z2.A1" office:value-type="string">
            <text:p text:style-name="P1">Paul Kirk-Davidoff</text:p>
          </table:table-cell>
          <table:covered-table-cell/>
          <table:table-cell table:style-name="MailMergeTable2017-06-08T15_3a_22_3a_49Z2.A1" office:value-type="string">
            <text:p text:style-name="P1">Jonathan Leidenheimer</text:p>
          </table:table-cell>
        </table:table-row>
        <table:table-row table:style-name="MailMergeTable2017-06-08T15_3a_22_3a_49Z2.1">
          <table:table-cell table:style-name="MailMergeTable2017-06-08T15_3a_22_3a_49Z2.A1" office:value-type="string">
            <text:p text:style-name="P1">Ophir Lifshitz</text:p>
          </table:table-cell>
          <table:covered-table-cell/>
          <table:table-cell table:style-name="MailMergeTable2017-06-08T15_3a_22_3a_49Z2.A1" office:value-type="string">
            <text:p text:style-name="P1">David Liu</text:p>
          </table:table-cell>
          <table:covered-table-cell/>
          <table:table-cell table:style-name="MailMergeTable2017-06-08T15_3a_22_3a_49Z2.A1" office:value-type="string">
            <text:p text:style-name="P1">Jason Loy</text:p>
          </table:table-cell>
        </table:table-row>
        <table:table-row table:style-name="MailMergeTable2017-06-08T15_3a_22_3a_49Z2.1">
          <table:table-cell table:style-name="MailMergeTable2017-06-08T15_3a_22_3a_49Z2.A1" office:value-type="string">
            <text:p text:style-name="P1">Holly Luo</text:p>
          </table:table-cell>
          <table:covered-table-cell/>
          <table:table-cell table:style-name="MailMergeTable2017-06-08T15_3a_22_3a_49Z2.A1" office:value-type="string">
            <text:p text:style-name="P1">Jack Martin</text:p>
          </table:table-cell>
          <table:covered-table-cell/>
          <table:table-cell table:style-name="MailMergeTable2017-06-08T15_3a_22_3a_49Z2.A1" office:value-type="string">
            <text:p text:style-name="P1">Harsha Marupudi</text:p>
          </table:table-cell>
        </table:table-row>
        <table:table-row table:style-name="MailMergeTable2017-06-08T15_3a_22_3a_49Z2.1">
          <table:table-cell table:style-name="MailMergeTable2017-06-08T15_3a_22_3a_49Z2.A1" office:value-type="string">
            <text:p text:style-name="P1">Devan McCormick</text:p>
          </table:table-cell>
          <table:covered-table-cell/>
          <table:table-cell table:style-name="MailMergeTable2017-06-08T15_3a_22_3a_49Z2.A1" office:value-type="string">
            <text:p text:style-name="P1">Dylan Minarik</text:p>
          </table:table-cell>
          <table:covered-table-cell/>
          <table:table-cell table:style-name="MailMergeTable2017-06-08T15_3a_22_3a_49Z2.A1" office:value-type="string">
            <text:p text:style-name="P1">Fred Morlan</text:p>
          </table:table-cell>
        </table:table-row>
        <table:table-row table:style-name="MailMergeTable2017-06-08T15_3a_22_3a_49Z2.1">
          <table:table-cell table:style-name="MailMergeTable2017-06-08T15_3a_22_3a_49Z2.A1" office:value-type="string">
            <text:p text:style-name="P1">Amro Mossad</text:p>
          </table:table-cell>
          <table:covered-table-cell/>
          <table:table-cell table:style-name="MailMergeTable2017-06-08T15_3a_22_3a_49Z2.A1" office:value-type="string">
            <text:p text:style-name="P1">Erik Mukherjee</text:p>
          </table:table-cell>
          <table:covered-table-cell/>
          <table:table-cell table:style-name="MailMergeTable2017-06-08T15_3a_22_3a_49Z2.A1" office:value-type="string">
            <text:p text:style-name="P1">Andrew Nadig</text:p>
          </table:table-cell>
        </table:table-row>
        <table:table-row table:style-name="MailMergeTable2017-06-08T15_3a_22_3a_49Z2.1">
          <table:table-cell table:style-name="MailMergeTable2017-06-08T15_3a_22_3a_49Z2.A1" office:value-type="string">
            <text:p text:style-name="P1">Erik Nelson</text:p>
          </table:table-cell>
          <table:covered-table-cell/>
          <table:table-cell table:style-name="MailMergeTable2017-06-08T15_3a_22_3a_49Z2.A1" office:value-type="string">
            <text:p text:style-name="P1">Joe Nutter</text:p>
          </table:table-cell>
          <table:covered-table-cell/>
          <table:table-cell table:style-name="MailMergeTable2017-06-08T15_3a_22_3a_49Z2.A1" office:value-type="string">
            <text:p text:style-name="P1">Joseph Nutter</text:p>
          </table:table-cell>
        </table:table-row>
      </table:table>
      <text:p text:style-name="P3"/>
      <table:table table:name="MailMergeTable2017-06-08T15:22:49Z3" table:style-name="MailMergeTable2017-06-08T15_3a_22_3a_49Z3">
        <table:table-column table:style-name="MailMergeTable2017-06-08T15_3a_22_3a_49Z3.A"/>
        <table:table-column table:style-name="MailMergeTable2017-06-08T15_3a_22_3a_49Z3.B"/>
        <table:table-column table:style-name="MailMergeTable2017-06-08T15_3a_22_3a_49Z3.C"/>
        <table:table-column table:style-name="MailMergeTable2017-06-08T15_3a_22_3a_49Z3.B"/>
        <table:table-column table:style-name="MailMergeTable2017-06-08T15_3a_22_3a_49Z3.C"/>
        <table:table-row table:style-name="MailMergeTable2017-06-08T15_3a_22_3a_49Z3.1">
          <table:table-cell table:style-name="MailMergeTable2017-06-08T15_3a_22_3a_49Z3.A1" office:value-type="string">
            <text:p text:style-name="P1">Jennifer Osborne</text:p>
          </table:table-cell>
          <table:table-cell table:style-name="MailMergeTable2017-06-08T15_3a_22_3a_49Z3.B1" table:number-rows-spanned="10" office:value-type="string">
            <text:p text:style-name="P2"/>
          </table:table-cell>
          <table:table-cell table:style-name="MailMergeTable2017-06-08T15_3a_22_3a_49Z3.A1" office:value-type="string">
            <text:p text:style-name="P1">Evan Pandya</text:p>
          </table:table-cell>
          <table:table-cell table:style-name="MailMergeTable2017-06-08T15_3a_22_3a_49Z3.B1" table:number-rows-spanned="10" office:value-type="string">
            <text:p text:style-name="P2"/>
          </table:table-cell>
          <table:table-cell table:style-name="MailMergeTable2017-06-08T15_3a_22_3a_49Z3.A1" office:value-type="string">
            <text:p text:style-name="P1">Benjamin Perez</text:p>
          </table:table-cell>
        </table:table-row>
        <table:table-row table:style-name="MailMergeTable2017-06-08T15_3a_22_3a_49Z3.1">
          <table:table-cell table:style-name="MailMergeTable2017-06-08T15_3a_22_3a_49Z3.A1" office:value-type="string">
            <text:p text:style-name="P1">Niki Peters</text:p>
          </table:table-cell>
          <table:covered-table-cell/>
          <table:table-cell table:style-name="MailMergeTable2017-06-08T15_3a_22_3a_49Z3.A1" office:value-type="string">
            <text:p text:style-name="P1">Sean Phillips</text:p>
          </table:table-cell>
          <table:covered-table-cell/>
          <table:table-cell table:style-name="MailMergeTable2017-06-08T15_3a_22_3a_49Z3.A1" office:value-type="string">
            <text:p text:style-name="P1">Jonathan Pinyan</text:p>
          </table:table-cell>
        </table:table-row>
        <table:table-row table:style-name="MailMergeTable2017-06-08T15_3a_22_3a_49Z3.1">
          <table:table-cell table:style-name="MailMergeTable2017-06-08T15_3a_22_3a_49Z3.A1" office:value-type="string">
            <text:p text:style-name="P1">Meredith Pounds</text:p>
          </table:table-cell>
          <table:covered-table-cell/>
          <table:table-cell table:style-name="MailMergeTable2017-06-08T15_3a_22_3a_49Z3.A1" office:value-type="string">
            <text:p text:style-name="P1">Connie Prater</text:p>
          </table:table-cell>
          <table:covered-table-cell/>
          <table:table-cell table:style-name="MailMergeTable2017-06-08T15_3a_22_3a_49Z3.A1" office:value-type="string">
            <text:p text:style-name="P1">Tejas Raje</text:p>
          </table:table-cell>
        </table:table-row>
        <table:table-row table:style-name="MailMergeTable2017-06-08T15_3a_22_3a_49Z3.1">
          <table:table-cell table:style-name="MailMergeTable2017-06-08T15_3a_22_3a_49Z3.A1" office:value-type="string">
            <text:p text:style-name="P1">David Reinstein</text:p>
          </table:table-cell>
          <table:covered-table-cell/>
          <table:table-cell table:style-name="MailMergeTable2017-06-08T15_3a_22_3a_49Z3.A1" office:value-type="string">
            <text:p text:style-name="P1">William Rohner</text:p>
          </table:table-cell>
          <table:covered-table-cell/>
          <table:table-cell table:style-name="MailMergeTable2017-06-08T15_3a_22_3a_49Z3.A1" office:value-type="string">
            <text:p text:style-name="P1">Sam Rombro</text:p>
          </table:table-cell>
        </table:table-row>
        <table:table-row table:style-name="MailMergeTable2017-06-08T15_3a_22_3a_49Z3.1">
          <table:table-cell table:style-name="MailMergeTable2017-06-08T15_3a_22_3a_49Z3.A1" office:value-type="string">
            <text:p text:style-name="P1">Aaron Rosenberg</text:p>
          </table:table-cell>
          <table:covered-table-cell/>
          <table:table-cell table:style-name="MailMergeTable2017-06-08T15_3a_22_3a_49Z3.A1" office:value-type="string">
            <text:p text:style-name="P1">Ryan Rosenberg</text:p>
          </table:table-cell>
          <table:covered-table-cell/>
          <table:table-cell table:style-name="MailMergeTable2017-06-08T15_3a_22_3a_49Z3.A1" office:value-type="string">
            <text:p text:style-name="P1">Rebecca Rosenthal</text:p>
          </table:table-cell>
        </table:table-row>
        <table:table-row table:style-name="MailMergeTable2017-06-08T15_3a_22_3a_49Z3.1">
          <table:table-cell table:style-name="MailMergeTable2017-06-08T15_3a_22_3a_49Z3.A1" office:value-type="string">
            <text:p text:style-name="P1">Virginia Ruiz</text:p>
          </table:table-cell>
          <table:covered-table-cell/>
          <table:table-cell table:style-name="MailMergeTable2017-06-08T15_3a_22_3a_49Z3.A1" office:value-type="string">
            <text:p text:style-name="P1">Jason Russell</text:p>
          </table:table-cell>
          <table:covered-table-cell/>
          <table:table-cell table:style-name="MailMergeTable2017-06-08T15_3a_22_3a_49Z3.A1" office:value-type="string">
            <text:p text:style-name="P1">B.J. Ryan</text:p>
          </table:table-cell>
        </table:table-row>
        <table:table-row table:style-name="MailMergeTable2017-06-08T15_3a_22_3a_49Z3.1">
          <table:table-cell table:style-name="MailMergeTable2017-06-08T15_3a_22_3a_49Z3.A1" office:value-type="string">
            <text:p text:style-name="P1">Andrew Salij</text:p>
          </table:table-cell>
          <table:covered-table-cell/>
          <table:table-cell table:style-name="MailMergeTable2017-06-08T15_3a_22_3a_49Z3.A1" office:value-type="string">
            <text:p text:style-name="P1">Christoph Schlom</text:p>
          </table:table-cell>
          <table:covered-table-cell/>
          <table:table-cell table:style-name="MailMergeTable2017-06-08T15_3a_22_3a_49Z3.A1" office:value-type="string">
            <text:p text:style-name="P1">Peter Schmidt</text:p>
          </table:table-cell>
        </table:table-row>
        <table:table-row table:style-name="MailMergeTable2017-06-08T15_3a_22_3a_49Z3.1">
          <table:table-cell table:style-name="MailMergeTable2017-06-08T15_3a_22_3a_49Z3.A1" office:value-type="string">
            <text:p text:style-name="P1">Lynette Schneider</text:p>
          </table:table-cell>
          <table:covered-table-cell/>
          <table:table-cell table:style-name="MailMergeTable2017-06-08T15_3a_22_3a_49Z3.A1" office:value-type="string">
            <text:p text:style-name="P1">Michael Sedlack</text:p>
          </table:table-cell>
          <table:covered-table-cell/>
          <table:table-cell table:style-name="MailMergeTable2017-06-08T15_3a_22_3a_49Z3.A1" office:value-type="string">
            <text:p text:style-name="P1">Kevin Shaughnessy</text:p>
          </table:table-cell>
        </table:table-row>
        <table:table-row table:style-name="MailMergeTable2017-06-08T15_3a_22_3a_49Z3.1">
          <table:table-cell table:style-name="MailMergeTable2017-06-08T15_3a_22_3a_49Z3.A1" office:value-type="string">
            <text:p text:style-name="P1">Trinity Silva</text:p>
          </table:table-cell>
          <table:covered-table-cell/>
          <table:table-cell table:style-name="MailMergeTable2017-06-08T15_3a_22_3a_49Z3.A1" office:value-type="string">
            <text:p text:style-name="P1">Adam Silverman</text:p>
          </table:table-cell>
          <table:covered-table-cell/>
          <table:table-cell table:style-name="MailMergeTable2017-06-08T15_3a_22_3a_49Z3.A1" office:value-type="string">
            <text:p text:style-name="P1">Joelle Smart</text:p>
          </table:table-cell>
        </table:table-row>
        <table:table-row table:style-name="MailMergeTable2017-06-08T15_3a_22_3a_49Z3.1">
          <table:table-cell table:style-name="MailMergeTable2017-06-08T15_3a_22_3a_49Z3.A1" office:value-type="string">
            <text:p text:style-name="P1">Kai Smith</text:p>
          </table:table-cell>
          <table:covered-table-cell/>
          <table:table-cell table:style-name="MailMergeTable2017-06-08T15_3a_22_3a_49Z3.A1" office:value-type="string">
            <text:p text:style-name="P1">David Song</text:p>
          </table:table-cell>
          <table:covered-table-cell/>
          <table:table-cell table:style-name="MailMergeTable2017-06-08T15_3a_22_3a_49Z3.A1" office:value-type="string">
            <text:p text:style-name="P1">Michael Sorice</text:p>
          </table:table-cell>
        </table:table-row>
      </table:table>
      <text:p text:style-name="P3"/>
      <table:table table:name="MailMergeTable2017-06-08T15:22:49Z4" table:style-name="MailMergeTable2017-06-08T15_3a_22_3a_49Z4">
        <table:table-column table:style-name="MailMergeTable2017-06-08T15_3a_22_3a_49Z4.A"/>
        <table:table-column table:style-name="MailMergeTable2017-06-08T15_3a_22_3a_49Z4.B"/>
        <table:table-column table:style-name="MailMergeTable2017-06-08T15_3a_22_3a_49Z4.C"/>
        <table:table-column table:style-name="MailMergeTable2017-06-08T15_3a_22_3a_49Z4.B"/>
        <table:table-column table:style-name="MailMergeTable2017-06-08T15_3a_22_3a_49Z4.C"/>
        <table:table-row table:style-name="MailMergeTable2017-06-08T15_3a_22_3a_49Z4.1">
          <table:table-cell table:style-name="MailMergeTable2017-06-08T15_3a_22_3a_49Z4.A1" office:value-type="string">
            <text:p text:style-name="P1">Adam Sperber</text:p>
          </table:table-cell>
          <table:table-cell table:style-name="MailMergeTable2017-06-08T15_3a_22_3a_49Z4.B1" table:number-rows-spanned="10" office:value-type="string">
            <text:p text:style-name="P2"/>
          </table:table-cell>
          <table:table-cell table:style-name="MailMergeTable2017-06-08T15_3a_22_3a_49Z4.A1" office:value-type="string">
            <text:p text:style-name="P1">Kevin Stockman</text:p>
          </table:table-cell>
          <table:table-cell table:style-name="MailMergeTable2017-06-08T15_3a_22_3a_49Z4.B1" table:number-rows-spanned="10" office:value-type="string">
            <text:p text:style-name="P2"/>
          </table:table-cell>
          <table:table-cell table:style-name="MailMergeTable2017-06-08T15_3a_22_3a_49Z4.A1" office:value-type="string">
            <text:p text:style-name="P1">Joe Su</text:p>
          </table:table-cell>
        </table:table-row>
        <table:table-row table:style-name="MailMergeTable2017-06-08T15_3a_22_3a_49Z4.1">
          <table:table-cell table:style-name="MailMergeTable2017-06-08T15_3a_22_3a_49Z4.A1" office:value-type="string">
            <text:p text:style-name="P1">Amahlia Su</text:p>
          </table:table-cell>
          <table:covered-table-cell/>
          <table:table-cell table:style-name="MailMergeTable2017-06-08T15_3a_22_3a_49Z4.A1" office:value-type="string">
            <text:p text:style-name="P1">Ken Tonks</text:p>
          </table:table-cell>
          <table:covered-table-cell/>
          <table:table-cell table:style-name="MailMergeTable2017-06-08T15_3a_22_3a_49Z4.A1" office:value-type="string">
            <text:p text:style-name="P1">Aryaman Tummalapalli</text:p>
          </table:table-cell>
        </table:table-row>
        <table:table-row table:style-name="MailMergeTable2017-06-08T15_3a_22_3a_49Z4.1">
          <table:table-cell table:style-name="MailMergeTable2017-06-08T15_3a_22_3a_49Z4.A1" office:value-type="string">
            <text:p text:style-name="P1">travis vitello</text:p>
          </table:table-cell>
          <table:covered-table-cell/>
          <table:table-cell table:style-name="MailMergeTable2017-06-08T15_3a_22_3a_49Z4.A1" office:value-type="string">
            <text:p text:style-name="P1">Andrew Voight</text:p>
          </table:table-cell>
          <table:covered-table-cell/>
          <table:table-cell table:style-name="MailMergeTable2017-06-08T15_3a_22_3a_49Z4.A1" office:value-type="string">
            <text:p text:style-name="P1">Andrew Wang</text:p>
          </table:table-cell>
        </table:table-row>
        <table:table-row table:style-name="MailMergeTable2017-06-08T15_3a_22_3a_49Z4.1">
          <table:table-cell table:style-name="MailMergeTable2017-06-08T15_3a_22_3a_49Z4.A1" office:value-type="string">
            <text:p text:style-name="P1">Matt Weiner</text:p>
          </table:table-cell>
          <table:covered-table-cell/>
          <table:table-cell table:style-name="MailMergeTable2017-06-08T15_3a_22_3a_49Z4.A1" office:value-type="string">
            <text:p text:style-name="P1">Harry White</text:p>
          </table:table-cell>
          <table:covered-table-cell/>
          <table:table-cell table:style-name="MailMergeTable2017-06-08T15_3a_22_3a_49Z4.A1" office:value-type="string">
            <text:p text:style-name="P1">Mike Woolley</text:p>
          </table:table-cell>
        </table:table-row>
        <table:table-row table:style-name="MailMergeTable2017-06-08T15_3a_22_3a_49Z4.1">
          <table:table-cell table:style-name="MailMergeTable2017-06-08T15_3a_22_3a_49Z4.A1" office:value-type="string">
            <text:p text:style-name="P1">Darwin Wu</text:p>
          </table:table-cell>
          <table:covered-table-cell/>
          <table:table-cell table:style-name="MailMergeTable2017-06-08T15_3a_22_3a_49Z4.A1" office:value-type="string">
            <text:p text:style-name="P1">Jackie Wu</text:p>
          </table:table-cell>
          <table:covered-table-cell/>
          <table:table-cell table:style-name="MailMergeTable2017-06-08T15_3a_22_3a_49Z4.A1" office:value-type="string">
            <text:p text:style-name="P1">Jennie Yang</text:p>
          </table:table-cell>
        </table:table-row>
        <table:table-row table:style-name="MailMergeTable2017-06-08T15_3a_22_3a_49Z4.1">
          <table:table-cell table:style-name="MailMergeTable2017-06-08T15_3a_22_3a_49Z4.A1" office:value-type="string">
            <text:p text:style-name="P1">Sarang Yeola</text:p>
          </table:table-cell>
          <table:covered-table-cell/>
          <table:table-cell table:style-name="MailMergeTable2017-06-08T15_3a_22_3a_49Z4.A1" office:value-type="string">
            <text:p text:style-name="P1">Marianna Zhang</text:p>
          </table:table-cell>
          <table:covered-table-cell/>
          <table:table-cell table:style-name="MailMergeTable2017-06-08T15_3a_22_3a_49Z4.A1" office:value-type="string">
            <text:p text:style-name="P1"/>
          </table:table-cell>
        </table:table-row>
        <table:table-row table:style-name="MailMergeTable2017-06-08T15_3a_22_3a_49Z4.1">
          <table:table-cell table:style-name="MailMergeTable2017-06-08T15_3a_22_3a_49Z4.A1" office:value-type="string">
            <text:p text:style-name="P1"/>
          </table:table-cell>
          <table:covered-table-cell/>
          <table:table-cell table:style-name="MailMergeTable2017-06-08T15_3a_22_3a_49Z4.A1" office:value-type="string">
            <text:p text:style-name="P1"/>
          </table:table-cell>
          <table:covered-table-cell/>
          <table:table-cell table:style-name="MailMergeTable2017-06-08T15_3a_22_3a_49Z4.A1" office:value-type="string">
            <text:p text:style-name="P1"/>
          </table:table-cell>
        </table:table-row>
        <table:table-row table:style-name="MailMergeTable2017-06-08T15_3a_22_3a_49Z4.1">
          <table:table-cell table:style-name="MailMergeTable2017-06-08T15_3a_22_3a_49Z4.A1" office:value-type="string">
            <text:p text:style-name="P1"/>
          </table:table-cell>
          <table:covered-table-cell/>
          <table:table-cell table:style-name="MailMergeTable2017-06-08T15_3a_22_3a_49Z4.A1" office:value-type="string">
            <text:p text:style-name="P1"/>
          </table:table-cell>
          <table:covered-table-cell/>
          <table:table-cell table:style-name="MailMergeTable2017-06-08T15_3a_22_3a_49Z4.A1" office:value-type="string">
            <text:p text:style-name="P1"/>
          </table:table-cell>
        </table:table-row>
        <table:table-row table:style-name="MailMergeTable2017-06-08T15_3a_22_3a_49Z4.1">
          <table:table-cell table:style-name="MailMergeTable2017-06-08T15_3a_22_3a_49Z4.A1" office:value-type="string">
            <text:p text:style-name="P1"/>
          </table:table-cell>
          <table:covered-table-cell/>
          <table:table-cell table:style-name="MailMergeTable2017-06-08T15_3a_22_3a_49Z4.A1" office:value-type="string">
            <text:p text:style-name="P1"/>
          </table:table-cell>
          <table:covered-table-cell/>
          <table:table-cell table:style-name="MailMergeTable2017-06-08T15_3a_22_3a_49Z4.A1" office:value-type="string">
            <text:p text:style-name="P1"/>
          </table:table-cell>
        </table:table-row>
        <table:table-row table:style-name="MailMergeTable2017-06-08T15_3a_22_3a_49Z4.1">
          <table:table-cell table:style-name="MailMergeTable2017-06-08T15_3a_22_3a_49Z4.A1" office:value-type="string">
            <text:p text:style-name="P1"/>
          </table:table-cell>
          <table:covered-table-cell/>
          <table:table-cell table:style-name="MailMergeTable2017-06-08T15_3a_22_3a_49Z4.A1" office:value-type="string">
            <text:p text:style-name="P1"/>
          </table:table-cell>
          <table:covered-table-cell/>
          <table:table-cell table:style-name="MailMergeTable2017-06-08T15_3a_22_3a_49Z4.A1" office:value-type="string">
            <text:p text:style-name="P1"/>
          </table:table-cell>
        </table:table-row>
      </table:table>
      <text:p text:style-name="P3"><draw:custom-shape text:anchor-type="char" draw:z-index="90" draw:style-name="gr1" draw:text-style-name="P4" drawooo:display="screen" svg:width="2.6303in" svg:height="1.0004in" svg:x="0.1882in" svg:y="0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91" draw:style-name="gr1" draw:text-style-name="P4" drawooo:display="screen" svg:width="2.6303in" svg:height="1.0004in" svg:x="2.9382in" svg:y="0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92" draw:style-name="gr1" draw:text-style-name="P4" drawooo:display="screen" svg:width="2.6303in" svg:height="1.0004in" svg:x="5.6882in" svg:y="0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93" draw:style-name="gr1" draw:text-style-name="P4" drawooo:display="screen" svg:width="2.6303in" svg:height="1.0004in" svg:x="0.1882in" svg:y="1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94" draw:style-name="gr1" draw:text-style-name="P4" drawooo:display="screen" svg:width="2.6303in" svg:height="1.0004in" svg:x="2.9382in" svg:y="1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95" draw:style-name="gr1" draw:text-style-name="P4" drawooo:display="screen" svg:width="2.6303in" svg:height="1.0004in" svg:x="5.6882in" svg:y="1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96" draw:style-name="gr1" draw:text-style-name="P4" drawooo:display="screen" svg:width="2.6303in" svg:height="1.0004in" svg:x="0.1882in" svg:y="2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97" draw:style-name="gr1" draw:text-style-name="P4" drawooo:display="screen" svg:width="2.6303in" svg:height="1.0004in" svg:x="2.9382in" svg:y="2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98" draw:style-name="gr1" draw:text-style-name="P4" drawooo:display="screen" svg:width="2.6303in" svg:height="1.0004in" svg:x="5.6882in" svg:y="2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99" draw:style-name="gr1" draw:text-style-name="P4" drawooo:display="screen" svg:width="2.6303in" svg:height="1.0004in" svg:x="0.1882in" svg:y="3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00" draw:style-name="gr1" draw:text-style-name="P4" drawooo:display="screen" svg:width="2.6303in" svg:height="1.0004in" svg:x="2.9382in" svg:y="3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01" draw:style-name="gr1" draw:text-style-name="P4" drawooo:display="screen" svg:width="2.6303in" svg:height="1.0004in" svg:x="5.6882in" svg:y="3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02" draw:style-name="gr1" draw:text-style-name="P4" drawooo:display="screen" svg:width="2.6303in" svg:height="1.0004in" svg:x="0.1882in" svg:y="4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03" draw:style-name="gr1" draw:text-style-name="P4" drawooo:display="screen" svg:width="2.6303in" svg:height="1.0004in" svg:x="2.9382in" svg:y="4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04" draw:style-name="gr1" draw:text-style-name="P4" drawooo:display="screen" svg:width="2.6303in" svg:height="1.0004in" svg:x="5.6882in" svg:y="4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05" draw:style-name="gr1" draw:text-style-name="P4" drawooo:display="screen" svg:width="2.6303in" svg:height="1.0004in" svg:x="0.1882in" svg:y="5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06" draw:style-name="gr1" draw:text-style-name="P4" drawooo:display="screen" svg:width="2.6303in" svg:height="1.0004in" svg:x="2.9382in" svg:y="5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07" draw:style-name="gr1" draw:text-style-name="P4" drawooo:display="screen" svg:width="2.6303in" svg:height="1.0004in" svg:x="5.6882in" svg:y="5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08" draw:style-name="gr1" draw:text-style-name="P4" drawooo:display="screen" svg:width="2.6303in" svg:height="1.0004in" svg:x="0.1882in" svg:y="6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09" draw:style-name="gr1" draw:text-style-name="P4" drawooo:display="screen" svg:width="2.6303in" svg:height="1.0004in" svg:x="2.9382in" svg:y="6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10" draw:style-name="gr1" draw:text-style-name="P4" drawooo:display="screen" svg:width="2.6303in" svg:height="1.0004in" svg:x="5.6882in" svg:y="6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11" draw:style-name="gr1" draw:text-style-name="P4" drawooo:display="screen" svg:width="2.6303in" svg:height="1.0004in" svg:x="0.1882in" svg:y="7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12" draw:style-name="gr1" draw:text-style-name="P4" drawooo:display="screen" svg:width="2.6303in" svg:height="1.0004in" svg:x="2.9382in" svg:y="7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13" draw:style-name="gr1" draw:text-style-name="P4" drawooo:display="screen" svg:width="2.6303in" svg:height="1.0004in" svg:x="5.6882in" svg:y="7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14" draw:style-name="gr1" draw:text-style-name="P4" drawooo:display="screen" svg:width="2.6303in" svg:height="1.0004in" svg:x="0.1882in" svg:y="8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15" draw:style-name="gr1" draw:text-style-name="P4" drawooo:display="screen" svg:width="2.6303in" svg:height="1.0004in" svg:x="2.9382in" svg:y="8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16" draw:style-name="gr1" draw:text-style-name="P4" drawooo:display="screen" svg:width="2.6303in" svg:height="1.0004in" svg:x="5.6882in" svg:y="8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17" draw:style-name="gr1" draw:text-style-name="P4" drawooo:display="screen" svg:width="2.6303in" svg:height="1.0004in" svg:x="0.1882in" svg:y="9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18" draw:style-name="gr1" draw:text-style-name="P4" drawooo:display="screen" svg:width="2.6303in" svg:height="1.0004in" svg:x="2.9382in" svg:y="9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19" draw:style-name="gr1" draw:text-style-name="P4" drawooo:display="screen" svg:width="2.6303in" svg:height="1.0004in" svg:x="5.6882in" svg:y="9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very_20_Style_20_1" style:display-name="Avery Style 1" style:family="paragraph">
      <style:paragraph-properties fo:margin-left="0.0398in" fo:margin-right="0.0398in" fo:margin-top="0.0299in" fo:margin-bottom="0.0299in" loext:contextual-spacing="false" fo:orphans="2" fo:widows="2" fo:text-indent="0in" style:auto-text-indent="false"/>
      <style:text-properties fo:color="#000000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Default_20_Paragraph_20_Font" style:display-name="Default Paragraph Font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547in" fo:margin-right="0.309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5:22:50.206648099</meta:creation-date>
    <dc:title>Avery Dennison Template</dc:title>
    <dc:subject>Avery Dennison Template</dc:subject>
    <dc:description>Copyright 2008 Avery Dennison Corporation. All rights reserved.</dc:description>
    <meta:keyword>Avery</meta:keyword>
    <meta:keyword>Templates</meta:keyword>
    <dc:date>2017-06-08T15:23:01.923244286</dc:date>
    <meta:editing-cycles>3</meta:editing-cycles>
    <meta:editing-duration>PT12S</meta:editing-duration>
    <meta:document-statistic meta:table-count="4" meta:image-count="0" meta:object-count="0" meta:page-count="7" meta:paragraph-count="107" meta:word-count="214" meta:character-count="1355" meta:non-whitespace-character-count="1248"/>
    <meta:generator>LibreOffice/5.1.6.2$Linux_X86_64 LibreOffice_project/10m0$Build-2</meta:generator>
    <meta:user-defined meta:name="productGroup">U-0087-01</meta:user-defined>
    <meta:template xlink:type="simple" xlink:actuate="onRequest" xlink:title="Normal.dotm" xlink:href=""/>
  </office:meta>
</office:document-meta>
</file>